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.1361in" table:align="left"/>
    </style:style>
    <style:style style:name="Table2.A" style:family="table-column">
      <style:table-column-properties style:column-width="0.3507in"/>
    </style:style>
    <style:style style:name="Table2.B" style:family="table-column">
      <style:table-column-properties style:column-width="0.3125in"/>
    </style:style>
    <style:style style:name="Table2.C" style:family="table-column">
      <style:table-column-properties style:column-width="0.4729in"/>
    </style:style>
    <style:style style:name="Table2.1" style:family="table-row">
      <style:table-row-properties style:min-row-height="0.2056in"/>
    </style:style>
    <style:style style:name="Table2.A1" style:family="table-cell">
      <style:table-cell-properties style:vertical-align="middle" fo:padding="0.0194in" fo:border="none"/>
    </style:style>
    <style:style style:name="Table2.C1" style:family="table-cell" style:data-style-name="N0">
      <style:table-cell-properties style:vertical-align="middle" fo:padding="0.0194in" fo:border="none"/>
    </style:style>
    <style:style style:name="P1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ext_20_body">
      <style:paragraph-properties fo:break-before="page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 style:parent-style-name="Text_20_body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6" fo:column-gap="0in"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5*" fo:start-indent="0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Table 5</text:span><text:span text:style-name="T2"> – </text:span><text:span text:style-name="T3">HDAC8 activity (% acetylation after 1 hour) on a peptide on the form GXK-acZGC as was measured by Carol Fierke et al.</text:span></text:p>
      <text:p text:style-name="P6"/>
      <text:section text:style-name="Sect1" text:name="Section1"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938682301">
              <text:p text:style-name="P9">0.94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811505305">
              <text:p text:style-name="P9">0.81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800348366">
              <text:p text:style-name="P9">0.8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71926752">
              <text:p text:style-name="P9">0.72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717196473">
              <text:p text:style-name="P9">0.72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714431733">
              <text:p text:style-name="P9">0.71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669014085">
              <text:p text:style-name="P9">0.67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650228564">
              <text:p text:style-name="P9">0.65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647147714">
              <text:p text:style-name="P9">0.65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642630148">
              <text:p text:style-name="P9">0.64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625548915">
              <text:p text:style-name="P9">0.63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614347761">
              <text:p text:style-name="P9">0.61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543673868">
              <text:p text:style-name="P9">0.54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532518164">
              <text:p text:style-name="P9">0.53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524489077">
              <text:p text:style-name="P9">0.52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518393673">
              <text:p text:style-name="P9">0.52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514824287">
              <text:p text:style-name="P9">0.51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513435217">
              <text:p text:style-name="P9">0.51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49585568">
              <text:p text:style-name="P9">0.5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474082011">
              <text:p text:style-name="P9">0.47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460253197">
              <text:p text:style-name="P9">0.46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442477876">
              <text:p text:style-name="P9">0.44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435441217">
              <text:p text:style-name="P9">0.44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390274463">
              <text:p text:style-name="P9">0.39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386451613">
              <text:p text:style-name="P9">0.39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383611904">
              <text:p text:style-name="P9">0.38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381644076">
              <text:p text:style-name="P9">0.38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377221089">
              <text:p text:style-name="P9">0.38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363579799">
              <text:p text:style-name="P9">0.36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.354780226">
              <text:p text:style-name="P9">0.35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351915055">
              <text:p text:style-name="P9">0.35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35063449">
              <text:p text:style-name="P9">0.35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345039019">
              <text:p text:style-name="P9">0.35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339226907">
              <text:p text:style-name="P9">0.34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333088999">
              <text:p text:style-name="P9">0.33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.330595848">
              <text:p text:style-name="P9">0.33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327943877">
              <text:p text:style-name="P9">0.33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322702476">
              <text:p text:style-name="P9">0.32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322440425">
              <text:p text:style-name="P9">0.32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322131875">
              <text:p text:style-name="P9">0.32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308604462">
              <text:p text:style-name="P9">0.31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308109459">
              <text:p text:style-name="P9">0.31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305251162">
              <text:p text:style-name="P9">0.31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301163732">
              <text:p text:style-name="P9">0.3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294346979">
              <text:p text:style-name="P9">0.29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293236451">
              <text:p text:style-name="P9">0.29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.284440993">
              <text:p text:style-name="P9">0.28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279032474">
              <text:p text:style-name="P9">0.28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272284565">
              <text:p text:style-name="P9">0.27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2693857">
              <text:p text:style-name="P9">0.27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266875981">
              <text:p text:style-name="P9">0.27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259159085">
              <text:p text:style-name="P9">0.26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258821422">
              <text:p text:style-name="P9">0.26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257144493">
              <text:p text:style-name="P9">0.26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250825991">
              <text:p text:style-name="P9">0.25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246472219">
              <text:p text:style-name="P9">0.25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24580183">
              <text:p text:style-name="P9">0.25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245293064">
              <text:p text:style-name="P9">0.25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.239665787">
              <text:p text:style-name="P9">0.24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.23548061">
              <text:p text:style-name="P9">0.24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.227421053">
              <text:p text:style-name="P9">0.23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226347411">
              <text:p text:style-name="P9">0.23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225834222">
              <text:p text:style-name="P9">0.23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225324305">
              <text:p text:style-name="P9">0.23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.222667865">
              <text:p text:style-name="P9">0.22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.221295524">
              <text:p text:style-name="P9">0.22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217668922">
              <text:p text:style-name="P9">0.22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216048194">
              <text:p text:style-name="P9">0.22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212238721">
              <text:p text:style-name="P9">0.21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F</text:p>
            </table:table-cell>
            <table:table-cell table:style-name="Table2.C1" office:value-type="float" office:value="0.210629599">
              <text:p text:style-name="P9">0.21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.210549183">
              <text:p text:style-name="P9">0.21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.209473889">
              <text:p text:style-name="P9">0.21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207861653">
              <text:p text:style-name="P9">0.21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207497116">
              <text:p text:style-name="P9">0.21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204576677">
              <text:p text:style-name="P9">0.2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202682855">
              <text:p text:style-name="P9">0.2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.202460969">
              <text:p text:style-name="P9">0.2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196322336">
              <text:p text:style-name="P9">0.2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194558779">
              <text:p text:style-name="P9">0.19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193727413">
              <text:p text:style-name="P9">0.19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193035579">
              <text:p text:style-name="P9">0.19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.191697854">
              <text:p text:style-name="P9">0.19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190290479">
              <text:p text:style-name="P9">0.19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186629419">
              <text:p text:style-name="P9">0.19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185785536">
              <text:p text:style-name="P9">0.19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18269979">
              <text:p text:style-name="P9">0.18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1812159">
              <text:p text:style-name="P9">0.18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177257525">
              <text:p text:style-name="P9">0.18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176086427">
              <text:p text:style-name="P9">0.18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175420168">
              <text:p text:style-name="P9">0.18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175190048">
              <text:p text:style-name="P9">0.18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171134367">
              <text:p text:style-name="P9">0.17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167927204">
              <text:p text:style-name="P9">0.17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161786411">
              <text:p text:style-name="P9">0.16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160655225">
              <text:p text:style-name="P9">0.16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.15931912">
              <text:p text:style-name="P9">0.16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158392435">
              <text:p text:style-name="P9">0.16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158323229">
              <text:p text:style-name="P9">0.16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156583456">
              <text:p text:style-name="P9">0.16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15625">
              <text:p text:style-name="P9">0.16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155279503">
              <text:p text:style-name="P9">0.16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155065082">
              <text:p text:style-name="P9">0.16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152746205">
              <text:p text:style-name="P9">0.15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149306408">
              <text:p text:style-name="P9">0.15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.147814304">
              <text:p text:style-name="P9">0.15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143362616">
              <text:p text:style-name="P9">0.14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143045504">
              <text:p text:style-name="P9">0.14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142221734">
              <text:p text:style-name="P9">0.14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.140452358">
              <text:p text:style-name="P9">0.14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.137644205">
              <text:p text:style-name="P9">0.14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.135843981">
              <text:p text:style-name="P9">0.14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.134303112">
              <text:p text:style-name="P9">0.13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.133766154">
              <text:p text:style-name="P9">0.13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131220811">
              <text:p text:style-name="P9">0.13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128005589">
              <text:p text:style-name="P9">0.13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.124334556">
              <text:p text:style-name="P9">0.12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120031845">
              <text:p text:style-name="P9">0.12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.118635401">
              <text:p text:style-name="P9">0.12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118582304">
              <text:p text:style-name="P9">0.12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114497464">
              <text:p text:style-name="P9">0.11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.114238065">
              <text:p text:style-name="P9">0.11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112433492">
              <text:p text:style-name="P9">0.11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109641571">
              <text:p text:style-name="P9">0.11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108961705">
              <text:p text:style-name="P9">0.11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104315689">
              <text:p text:style-name="P9">0.1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.101605221">
              <text:p text:style-name="P9">0.1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.101173889">
              <text:p text:style-name="P9">0.1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100934293">
              <text:p text:style-name="P9">0.1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.100842151">
              <text:p text:style-name="P9">0.1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09724454">
              <text:p text:style-name="P9">0.1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094550305">
              <text:p text:style-name="P9">0.09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090339389">
              <text:p text:style-name="P9">0.09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08580532">
              <text:p text:style-name="P9">0.09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.084949856">
              <text:p text:style-name="P9">0.08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.083593024">
              <text:p text:style-name="P9">0.08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.082903337">
              <text:p text:style-name="P9">0.08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08248062">
              <text:p text:style-name="P9">0.08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081606839">
              <text:p text:style-name="P9">0.08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080790643">
              <text:p text:style-name="P9">0.08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.076844154">
              <text:p text:style-name="P9">0.08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.076592648">
              <text:p text:style-name="P9">0.08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.075753542">
              <text:p text:style-name="P9">0.08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.075414609">
              <text:p text:style-name="P9">0.08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.074182153">
              <text:p text:style-name="P9">0.07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07405222">
              <text:p text:style-name="P9">0.07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068949253">
              <text:p text:style-name="P9">0.07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.068418766">
              <text:p text:style-name="P9">0.07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.067482579">
              <text:p text:style-name="P9">0.07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.064972291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.062912693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062442904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.061773669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061677507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060118205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.059777424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.059209881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.057213137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.056830295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.056579784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056561312">
              <text:p text:style-name="P9">0.06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.054261294">
              <text:p text:style-name="P9">0.05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052931371">
              <text:p text:style-name="P9">0.05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047556597">
              <text:p text:style-name="P9">0.05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.046376496">
              <text:p text:style-name="P9">0.05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.040774784">
              <text:p text:style-name="P9">0.04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.040730034">
              <text:p text:style-name="P9">0.04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.040310458">
              <text:p text:style-name="P9">0.04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.037967645">
              <text:p text:style-name="P9">0.04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.035349252">
              <text:p text:style-name="P9">0.04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.03255888">
              <text:p text:style-name="P9">0.03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.025193295">
              <text:p text:style-name="P9">0.03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ext:soft-page-break/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A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D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E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F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G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H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I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K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L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V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M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N</text:p>
            </table:table-cell>
            <table:table-cell table:style-name="Table2.A1" office:value-type="string">
              <text:p text:style-name="P8">W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P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Q</text:p>
            </table:table-cell>
            <table:table-cell table:style-name="Table2.A1" office:value-type="string">
              <text:p text:style-name="P8">Y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R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S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T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V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D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G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H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L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M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N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P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Q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R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S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W</text:p>
            </table:table-cell>
            <table:table-cell table:style-name="Table2.A1" office:value-type="string">
              <text:p text:style-name="P8">T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A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E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I</text:p>
            </table:table-cell>
            <table:table-cell table:style-name="Table2.C1" office:value-type="float" office:value="0">
              <text:p text:style-name="P9">0</text:p>
            </table:table-cell>
          </table:table-row>
          <table:table-row table:style-name="Table2.1">
            <table:table-cell table:style-name="Table2.A1" office:value-type="string">
              <text:p text:style-name="P8">Y</text:p>
            </table:table-cell>
            <table:table-cell table:style-name="Table2.A1" office:value-type="string">
              <text:p text:style-name="P8">K</text:p>
            </table:table-cell>
            <table:table-cell table:style-name="Table2.C1" office:value-type="float" office:value="0">
              <text:p text:style-name="P9">0</text:p>
            </table:table-cell>
          </table:table-row>
        </table:table>
        <text:p text:style-name="P7"><text:span text:style-name="T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r </meta:initial-creator>
    <meta:creation-date>2013-04-13T18:22:47</meta:creation-date>
    <dc:date>2013-10-12T18:37:28</dc:date>
    <dc:creator>lior </dc:creator>
    <meta:editing-duration>PT35M28S</meta:editing-duration>
    <meta:editing-cycles>11</meta:editing-cycles>
    <meta:generator>LibreOffice/3.5$Linux_X86_64 LibreOffice_project/350m1$Build-2</meta:generator>
    <meta:document-statistic meta:table-count="1" meta:image-count="0" meta:object-count="0" meta:page-count="2" meta:paragraph-count="1084" meta:word-count="1108" meta:character-count="1710" meta:non-whitespace-character-count="1686"/>
  </office:meta>
</office:document-meta>
</file>